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326" officeooo:paragraph-rsid="00059326"/>
    </style:style>
    <style:style style:name="P2" style:family="paragraph" style:parent-style-name="Standard">
      <style:text-properties officeooo:paragraph-rsid="00059326"/>
    </style:style>
    <style:style style:name="T1" style:family="text">
      <style:text-properties officeooo:rsid="00059326"/>
    </style:style>
    <style:style style:name="T2" style:family="text">
      <style:text-properties fo:font-style="italic"/>
    </style:style>
    <style:style style:name="T3" style:family="text">
      <style:text-properties fo:font-style="italic" officeooo:rsid="00059326"/>
    </style:style>
    <style:style style:name="T4" style:family="text">
      <style:text-properties style:use-window-font-color="true" style:font-name="FreeSerif" fo:font-size="12pt" fo:language="en" fo:country="US" fo:font-style="italic" fo:font-weight="normal" officeooo:rsid="013bc611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b de ref :<text:line-break/><text:line-break/></text:span>Patton, J. Q. (1996). <text:span text:style-name="T2">Thoughtful warriors: Status, warriorship, and alliance in the Ecuadorian Amazon</text:span> (Doctoral dissertation, University of California, Santa Barbara).</text:p>
      <text:p text:style-name="P1"/>
      <text:p text:style-name="P1">Geoffroy, pre-print</text:p>
      <text:p text:style-name="P1"/>
      <text:p text:style-name="P1">Gellner, seconde+ edition</text:p>
      <text:p text:style-name="P1"/>
      <text:p text:style-name="P1">Darwin</text:p>
      <text:p text:style-name="P1"><text:a xlink:type="simple" xlink:href="http://darwin-online.org.uk/content/frameset?itemID=F373&amp;viewtype=text&amp;pageseq=1" text:style-name="Internet_20_link" text:visited-style-name="Visited_20_Internet_20_Link"><text:span text:style-name="Citation"><text:span text:style-name="T4">On the Origin of Species by Means of Natural Selection, or the Preservation of Favoured Races in the Struggle for Life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8:02:10.906302805</meta:creation-date>
    <dc:date>2019-05-15T18:03:04.862291485</dc:date>
    <meta:editing-duration>PT54S</meta:editing-duration>
    <meta:editing-cycles>1</meta:editing-cycles>
    <meta:generator>LibreOffice/6.2.1.2$Linux_X86_64 LibreOffice_project/20$Build-2</meta:generator>
    <meta:document-statistic meta:table-count="0" meta:image-count="0" meta:object-count="0" meta:page-count="1" meta:paragraph-count="5" meta:word-count="52" meta:character-count="348" meta:non-whitespace-character-count="300"/>
  </office:meta>
</office:document-meta>
</file>